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Paragraphedeliste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" style:parent-style-name="Paragraphedeliste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" style:parent-style-name="Paragraphedeliste" style:family="paragraph">
      <style:paragraph-properties fo:text-align="justify" fo:margin-left="0.75in">
        <style:tab-stops/>
      </style:paragraph-properties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Jeux<text:s/>de Nim</text:p>
      <text:p text:style-name="P2"/>
      <text:list text:style-name="LFO2" text:continue-numbering="true">
        <text:list-item>
          <text:p text:style-name="P3">Les jeux de<text:s/>Nim sont des jeux de stratégie qui se jouent à deux. Il en existe plusieurs déclinaisons.</text:p>
        </text:list-item>
        <text:list-item>
          <text:p text:style-name="P4">La stratégie gagnante est de laisser des multiples de quatre à son adversaire, c’est-à-dire 4;8 ;12<text:s/>et 16</text:p>
        </text:list-item>
      </text:list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inns.n18@gmail.com</meta:initial-creator>
    <dc:creator>steinns.n18@gmail.com</dc:creator>
    <meta:creation-date>2023-11-06T17:09:00Z</meta:creation-date>
    <dc:date>2023-11-06T17:19:00Z</dc:date>
    <meta:template xlink:href="Normal" xlink:type="simple"/>
    <meta:editing-cycles>2</meta:editing-cycles>
    <meta:editing-duration>PT0S</meta:editing-duration>
    <meta:document-statistic meta:page-count="1" meta:paragraph-count="1" meta:word-count="34" meta:character-count="221" meta:row-count="1" meta:non-whitespace-character-count="188"/>
  </office:meta>
</office:document-meta>
</file>